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0B6EAC8F64CE564AF2.png" manifest:media-type="image/png"/>
  <manifest:file-entry manifest:full-path="Pictures/10001AE8000004F10000012C68D8EDAC501765BE.svg" manifest:media-type="image/svg+xml"/>
  <manifest:file-entry manifest:full-path="Pictures/10000201000000300000000B5EF6EEB84F3C2563.png" manifest:media-type="image/png"/>
  <manifest:file-entry manifest:full-path="Pictures/100002010000005A0000000F9F459360524F4758.png" manifest:media-type="image/png"/>
  <manifest:file-entry manifest:full-path="Pictures/100002010000005A0000000F9172D16E240FE7D7.png" manifest:media-type="image/png"/>
  <manifest:file-entry manifest:full-path="Pictures/10001963000004E90000012C0203289DC63447F6.svg" manifest:media-type="image/svg+xml"/>
  <manifest:file-entry manifest:full-path="Pictures/100030080000095400000183A744F78FCC6F6932.svg" manifest:media-type="image/svg+xml"/>
  <manifest:file-entry manifest:full-path="Pictures/100002010000007F0000000ED5F04A05C6BEE98A.png" manifest:media-type="image/png"/>
  <manifest:file-entry manifest:full-path="Pictures/100033010000095400000183384C9F7728949228.svg" manifest:media-type="image/svg+xml"/>
  <manifest:file-entry manifest:full-path="Pictures/100002010000007F0000000E71DAB93C5C5564FD.png" manifest:media-type="image/png"/>
  <manifest:file-entry manifest:full-path="Pictures/1000398D00000D2500000168674F60D29098A32C.svg" manifest:media-type="image/svg+xml"/>
  <manifest:file-entry manifest:full-path="Pictures/100036A100000D25000001681206191CA706483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dddddd" draw:opacity="50%" draw:textarea-horizontal-align="justify" draw:textarea-vertical-align="middle" draw:auto-grow-height="false" fo:min-height="0.919cm" fo:min-width="4.89cm"/>
    </style:style>
    <style:style style:name="gr2" style:family="graphic" style:parent-style-name="standard">
      <style:graphic-properties svg:stroke-color="#111111" draw:fill="solid" draw:fill-color="#729fcf" draw:opacity="50%" draw:textarea-horizontal-align="justify" draw:textarea-vertical-align="middle" draw:auto-grow-height="false" fo:min-height="0.419cm" fo:min-width="1.476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111111" draw:fill="solid" draw:fill-color="#729fcf" draw:opacity="50%" draw:textarea-horizontal-align="justify" draw:textarea-vertical-align="middle" draw:auto-grow-height="false" fo:min-height="0.379cm" fo:min-width="1.745cm"/>
    </style:style>
    <style:style style:name="gr5" style:family="graphic" style:parent-style-name="standard">
      <style:graphic-properties svg:stroke-color="#111111" draw:fill="solid" draw:fill-color="#ffbf00" draw:opacity="50%" draw:textarea-horizontal-align="justify" draw:textarea-vertical-align="middle" draw:auto-grow-height="false" fo:min-height="0.366cm" fo:min-width="1.925cm"/>
    </style:style>
    <style:style style:name="gr6" style:family="graphic" style:parent-style-name="standard">
      <style:graphic-properties svg:stroke-color="#111111" draw:fill="solid" draw:fill-color="#ffbf00" draw:opacity="50%" draw:textarea-horizontal-align="justify" draw:textarea-vertical-align="middle" draw:auto-grow-height="false" fo:min-height="0.281cm" fo:min-width="1.02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ed_20__28_var_29_" svg:stroke-color="#000000" draw:marker-start="Symmetric_20_Arrow" draw:marker-end="Symmetric_20_Arrow" draw:fill="solid" draw:textarea-vertical-align="middle"/>
    </style:style>
    <style:style style:name="P1" style:family="paragraph">
      <loext:graphic-properties draw:fill="solid" draw:fill-color="#dddddd" draw:opacity="50%"/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fbf00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2cm" svg:height="1.651cm" svg:x="2.592cm" svg:y="0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794cm" svg:height="0.945cm" svg:x="3.887cm" svg:y="0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264cm" svg:y="1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7.62cm" svg:height="1.651cm" svg:x="2.593cm" svg:y="3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3.175cm" svg:height="0.889cm" svg:x="5.538cm" svg:y="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7.065cm" svg:y="4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7.62cm" svg:height="1.651cm" svg:x="10.847cm" svg:y="3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3.429cm" svg:height="0.87cm" svg:x="13.666cm" svg:y="3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5.319cm" svg:y="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7.62cm" svg:height="1.651cm" svg:x="10.848cm" svg:y="0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2.159cm" svg:height="0.751cm" svg:x="11.888cm" svg:y="0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2.82cm" svg:y="1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mu(s_1) + \epsilon_1 \sim \mathcal{N}(0, 0.1)§svg§600§FALSE§</svg:desc>
            <draw:frame draw:style-name="gr7" draw:text-style-name="P5" draw:layer="layout" svg:width="4.037cm" svg:height="0.431cm" svg:x="4.776cm" svg:y="2.537cm">
              <draw:image xlink:href="Pictures/100036A100000D25000001681206191CA7064831.svg" xlink:type="simple" xlink:show="embed" xlink:actuate="onLoad" loext:mime-type="image/svg+xml">
                <text:p/>
              </draw:image>
              <draw:image xlink:href="Pictures/100002010000007F0000000E71DAB93C5C5564FD.png" xlink:type="simple" xlink:show="embed" xlink:actuate="onLoad" loext:mime-type="image/png"/>
            </draw:frame>
          </draw:g>
          <draw:g>
            <svg:title>TexMaths</svg:title>
            <svg:desc>12§display§\mu(s_2) + \epsilon_2 \sim \mathcal{N}(0, 0.1)§svg§600§FALSE§</svg:desc>
            <draw:frame draw:style-name="gr7" draw:text-style-name="P5" draw:layer="layout" svg:width="4.037cm" svg:height="0.431cm" svg:x="6.05cm" svg:y="5.504cm">
              <draw:image xlink:href="Pictures/1000398D00000D2500000168674F60D29098A32C.svg" xlink:type="simple" xlink:show="embed" xlink:actuate="onLoad" loext:mime-type="image/svg+xml">
                <text:p/>
              </draw:image>
              <draw:image xlink:href="Pictures/100002010000007F0000000ED5F04A05C6BEE98A.png" xlink:type="simple" xlink:show="embed" xlink:actuate="onLoad" loext:mime-type="image/png"/>
            </draw:frame>
          </draw:g>
          <draw:g>
            <svg:title>TexMaths</svg:title>
            <svg:desc>12§display§\mathcal{N}(\mu(s_1), \sigma(s_1))§svg§600§FALSE§</svg:desc>
            <draw:frame draw:style-name="gr7" draw:text-style-name="P5" draw:layer="layout" svg:width="2.864cm" svg:height="0.463cm" svg:x="12.327cm" svg:y="2.594cm">
              <draw:image xlink:href="Pictures/100030080000095400000183A744F78FCC6F6932.svg" xlink:type="simple" xlink:show="embed" xlink:actuate="onLoad" loext:mime-type="image/svg+xml">
                <text:p/>
              </draw:image>
              <draw:image xlink:href="Pictures/100002010000005A0000000F9172D16E240FE7D7.png" xlink:type="simple" xlink:show="embed" xlink:actuate="onLoad" loext:mime-type="image/png"/>
            </draw:frame>
          </draw:g>
          <draw:line draw:style-name="gr8" draw:text-style-name="P6" draw:layer="layout" svg:x1="15.42cm" svg:y1="4.371cm" svg:x2="17.095cm" svg:y2="4.371cm">
            <text:p/>
          </draw:line>
          <draw:line draw:style-name="gr8" draw:text-style-name="P6" draw:layer="layout" svg:x1="12.925cm" svg:y1="1.376cm" svg:x2="14.047cm" svg:y2="1.394cm">
            <text:p/>
          </draw:line>
          <draw:g>
            <svg:title>TexMaths</svg:title>
            <svg:desc>12§display§\mathrm{State} \enspace s_1§svg§600§FALSE§</svg:desc>
            <draw:frame draw:style-name="gr7" draw:text-style-name="P5" draw:layer="layout" svg:width="1.507cm" svg:height="0.359cm" svg:x="0.332cm" svg:y="1.071cm">
              <draw:image xlink:href="Pictures/10001963000004E90000012C0203289DC63447F6.svg" xlink:type="simple" xlink:show="embed" xlink:actuate="onLoad" loext:mime-type="image/svg+xml">
                <text:p/>
              </draw:image>
              <draw:image xlink:href="Pictures/10000201000000300000000B5EF6EEB84F3C2563.png" xlink:type="simple" xlink:show="embed" xlink:actuate="onLoad" loext:mime-type="image/png"/>
            </draw:frame>
          </draw:g>
          <draw:g>
            <svg:title>TexMaths</svg:title>
            <svg:desc>12§display§\mathrm{State} \enspace s_2§svg§600§FALSE§</svg:desc>
            <draw:frame draw:style-name="gr7" draw:text-style-name="P5" draw:layer="layout" svg:width="1.517cm" svg:height="0.359cm" svg:x="0.332cm" svg:y="4.189cm">
              <draw:image xlink:href="Pictures/10001AE8000004F10000012C68D8EDAC501765BE.svg" xlink:type="simple" xlink:show="embed" xlink:actuate="onLoad" loext:mime-type="image/svg+xml">
                <text:p/>
              </draw:image>
              <draw:image xlink:href="Pictures/10000201000000300000000B6EAC8F64CE564AF2.png" xlink:type="simple" xlink:show="embed" xlink:actuate="onLoad" loext:mime-type="image/png"/>
            </draw:frame>
          </draw:g>
          <draw:g>
            <svg:title>TexMaths</svg:title>
            <svg:desc>12§display§\mathcal{N}(\mu(s_2), \sigma(s_2))§svg§600§FALSE§</svg:desc>
            <draw:frame draw:style-name="gr7" draw:text-style-name="P5" draw:layer="layout" svg:width="2.864cm" svg:height="0.463cm" svg:x="14.302cm" svg:y="5.504cm">
              <draw:image xlink:href="Pictures/100033010000095400000183384C9F7728949228.svg" xlink:type="simple" xlink:show="embed" xlink:actuate="onLoad" loext:mime-type="image/svg+xml">
                <text:p/>
              </draw:image>
              <draw:image xlink:href="Pictures/100002010000005A0000000F9F459360524F4758.png" xlink:type="simple" xlink:show="embed" xlink:actuate="onLoad" loext:mime-type="image/png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7:39:20.005917864</meta:creation-date>
    <dc:date>2020-09-05T17:22:07.899196357</dc:date>
    <meta:editing-duration>PT23H30M2S</meta:editing-duration>
    <meta:editing-cycles>8</meta:editing-cycles>
    <meta:generator>LibreOffice/6.4.5.2$Linux_X86_64 LibreOffice_project/40$Build-2</meta:generator>
    <meta:document-statistic meta:object-count="27"/>
  </office:meta>
</office:document-meta>
</file>